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85330a">
      <style:text-properties/>
    </style:style>
    <style:style style:family="table-cell" style:name="a54673f">
      <style:table-cell-properties fo:border-top="0.18mm solid #000000"/>
    </style:style>
    <style:style style:family="table-cell" style:name="a10edec">
      <style:table-cell-properties fo:border-top="0.18mm solid #000000"/>
    </style:style>
    <style:style style:family="table-row" style:name="acb7bd3">
      <style:table-row-properties style:row-height="0.0mm"/>
    </style:style>
    <style:style style:family="table-cell" style:name="a165376">
      <style:table-cell-properties fo:border-bottom="0.18mm solid #000000"/>
    </style:style>
    <style:style style:family="table-cell" style:name="a4cc2e4">
      <style:table-cell-properties fo:border-bottom="0.18mm solid #000000"/>
    </style:style>
    <style:style style:family="table-column" style:name="a95606a">
      <style:table-column-properties style:rel-column-width="7679*"/>
    </style:style>
    <style:style style:family="table-column" style:name="a58b3e2">
      <style:table-column-properties style:rel-column-width="640*"/>
    </style:style>
    <style:style style:family="table-column" style:name="a6f82c3">
      <style:table-column-properties style:rel-column-width="7679*"/>
    </style:style>
    <style:style style:family="table" style:name="a4ba06d">
      <style:table-properties style:rel-width="100%"/>
    </style:style>
    <style:style style:family="paragraph" style:name="a1bd6cd">
      <style:paragraph-properties fo:margin-top="12.7mm"/>
    </style:style>
    <style:style style:family="table-row" style:name="a1173c9">
      <style:table-row-properties style:row-height="7.93mm"/>
    </style:style>
    <style:style style:family="table-row" style:name="abf942f">
      <style:table-row-properties style:row-height="7.93mm"/>
    </style:style>
    <style:style style:family="table-column" style:name="a485716">
      <style:table-column-properties style:rel-column-width="14418*"/>
    </style:style>
    <style:style style:family="table-column" style:name="ae0c602">
      <style:table-column-properties style:rel-column-width="1582*"/>
    </style:style>
    <style:style style:family="table" style:name="a5fe399" style:parent-style-name="FieldTripLetterTable">
      <style:table-properties style:rel-width="100%"/>
    </style:style>
    <style:style style:family="text" style:name="ac3102b">
      <style:text-properties/>
    </style:style>
    <style:style style:family="paragraph" style:list-style-name="L30031" style:name="a4e8e25" style:parent-style-name="ListParagraph">
      <style:paragraph-properties/>
    </style:style>
    <style:style style:family="paragraph" style:list-style-name="L30031" style:name="adb79c3" style:parent-style-name="ListParagraph">
      <style:paragraph-properties/>
    </style:style>
    <style:style style:family="table-cell" style:name="aa8190e">
      <style:table-cell-properties fo:border-top="0.18mm solid #000000"/>
    </style:style>
    <style:style style:family="table-cell" style:name="ab0ed90">
      <style:table-cell-properties fo:border-top="0.18mm solid #000000"/>
    </style:style>
    <style:style style:family="table-row" style:name="a0c0f87">
      <style:table-row-properties style:row-height="0.0mm"/>
    </style:style>
    <style:style style:family="table-cell" style:name="a24b10f">
      <style:table-cell-properties fo:border-bottom="0.18mm solid #000000"/>
    </style:style>
    <style:style style:family="table-cell" style:name="a4b30de">
      <style:table-cell-properties fo:border-bottom="0.18mm solid #000000"/>
    </style:style>
    <style:style style:family="table-column" style:name="a24adc4">
      <style:table-column-properties style:rel-column-width="7679*"/>
    </style:style>
    <style:style style:family="table-column" style:name="a50caf0">
      <style:table-column-properties style:rel-column-width="640*"/>
    </style:style>
    <style:style style:family="table-column" style:name="abec0b9">
      <style:table-column-properties style:rel-column-width="7679*"/>
    </style:style>
    <style:style style:family="table" style:name="a7a9aa8">
      <style:table-properties style:width="16.0cm" table:align="left"/>
    </style:style>
    <style:style style:family="paragraph" style:name="af841c8">
      <style:paragraph-properties fo:margin-top="12.7mm"/>
    </style:style>
    <style:style style:family="table-row" style:name="a7330c8">
      <style:table-row-properties style:row-height="7.93mm"/>
    </style:style>
    <style:style style:family="table-row" style:name="a0fb15d">
      <style:table-row-properties style:row-height="7.93mm"/>
    </style:style>
    <style:style style:family="table-column" style:name="a75f9b5">
      <style:table-column-properties style:rel-column-width="14418*"/>
    </style:style>
    <style:style style:family="table-column" style:name="acd239d">
      <style:table-column-properties style:rel-column-width="1582*"/>
    </style:style>
    <style:style style:family="table" style:name="a58f255" style:parent-style-name="FieldTripLetterTable">
      <style:table-properties style:rel-width="100%"/>
    </style:style>
    <style:style style:family="table-row" style:name="a21a924">
      <style:table-row-properties style:row-height="25.4mm"/>
    </style:style>
    <style:style style:family="table-column" style:name="aa0cb51">
      <style:table-column-properties style:rel-column-width="16000*"/>
    </style:style>
    <style:style style:family="table" style:name="a958ab7" style:parent-style-name="FieldTripLetterTable">
      <style:table-properties style:rel-width="100%"/>
    </style:style>
    <style:style style:family="paragraph" style:list-style-name="L1" style:name="adbff3b" style:parent-style-name="ListParagraph">
      <style:paragraph-properties/>
    </style:style>
    <style:style style:family="table-cell" style:name="ac1eea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ef6f74" style:parent-style-name="ListParagraph">
      <style:paragraph-properties/>
    </style:style>
    <style:style style:family="table-cell" style:name="a11abc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6b6ca" style:parent-style-name="ListParagraph">
      <style:paragraph-properties/>
    </style:style>
    <style:style style:family="table-cell" style:name="a37e72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5ac834">
      <style:table-row-properties style:row-height="93.66mm"/>
    </style:style>
    <style:style style:family="table-column" style:name="a8edef1">
      <style:table-column-properties style:rel-column-width="56*"/>
    </style:style>
    <style:style style:family="table-column" style:name="a35e31a">
      <style:table-column-properties style:rel-column-width="17*"/>
    </style:style>
    <style:style style:family="table-column" style:name="aef3614">
      <style:table-column-properties style:rel-column-width="27*"/>
    </style:style>
    <style:style style:family="table" style:name="a1ba60e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1" style:name="ae9652b" style:parent-style-name="ListParagraph">
      <style:paragraph-properties/>
    </style:style>
    <style:style style:family="paragraph" style:list-style-name="L1" style:name="a9d2223" style:parent-style-name="ListParagraph">
      <style:paragraph-properties/>
    </style:style>
    <style:style style:family="paragraph" style:list-style-name="L1" style:name="a40423c" style:parent-style-name="ListParagraph">
      <style:paragraph-properties/>
    </style:style>
    <style:style style:family="paragraph" style:list-style-name="L1" style:name="a37f799" style:parent-style-name="ListParagraph">
      <style:paragraph-properties/>
    </style:style>
    <style:style style:family="paragraph" style:name="a6d916a">
      <style:paragraph-properties/>
      <style:text-properties/>
    </style:style>
  </office:automatic-styles>
  <office:body>
    <office:text>
      <table:table table:style-name="a1ba60e">
        <table:table-column table:style-name="aef3614"/>
        <table:table-column table:style-name="a35e31a"/>
        <table:table-column table:style-name="a8edef1"/>
        <table:table-row table:style-name="a5ac834">
          <table:table-cell table:style-name="a37e72f">
            <text:list text:continue-numbering="true" text:style-name="L1">
              <text:list-item>
                <text:p text:style-name="a56b6ca"/>
              </text:list-item>
            </text:list>
          </table:table-cell>
          <table:table-cell table:style-name="a11abcf">
            <text:list text:continue-numbering="true" text:style-name="L1">
              <text:list-item>
                <text:p text:style-name="aef6f74"/>
              </text:list-item>
            </text:list>
          </table:table-cell>
          <table:table-cell table:style-name="ac1eeaa">
            <text:list text:continue-numbering="true" text:style-name="L1">
              <text:list-item>
                <text:p text:style-name="adbff3b">1</text:p>
              </text:list-item>
            </text:list>
            <text:p text:style-name="a6d916a">2<text:span text:style-name="ac3102b">Notfallkontakt:</text:span></text:p>
            <table:table table:style-name="a5fe399">
              <table:table-column table:style-name="ae0c602"/>
              <table:table-column table:style-name="a485716"/>
              <table:table-row table:style-name="abf942f">
                <table:table-cell>
                  <text:p>Name:</text:p>
                </table:table-cell>
                <table:table-cell>
                  <text:p/>
                </table:table-cell>
              </table:table-row>
              <table:table-row table:style-name="a1173c9">
                <table:table-cell>
                  <text:p>Telefon:</text:p>
                </table:table-cell>
                <table:table-cell>
                  <text:p/>
                </table:table-cell>
              </table:table-row>
            </table:table>
            <text:p text:style-name="a1bd6cd">Mein Kind darf im Notfall medizinisch betreut werden.</text:p>
            <table:table table:style-name="a4ba06d">
              <table:table-column table:style-name="a6f82c3"/>
              <table:table-column table:style-name="a58b3e2"/>
              <table:table-column table:style-name="a95606a"/>
              <table:table-row>
                <table:table-cell table:style-name="a4cc2e4">
                  <text:p/>
                </table:table-cell>
                <table:table-cell>
                  <text:p/>
                </table:table-cell>
                <table:table-cell table:style-name="a165376">
                  <text:p/>
                </table:table-cell>
              </table:table-row>
              <table:table-row table:style-name="acb7bd3">
                <table:table-cell table:style-name="a10edec">
                  <text:p>Unterschrift der Eltern/eines Erziehungsberechtigten</text:p>
                </table:table-cell>
                <table:table-cell>
                  <text:p/>
                </table:table-cell>
                <table:table-cell table:style-name="a54673f">
                  <text:p>Datum</text:p>
                </table:table-cell>
              </table:table-row>
            </table:table>
            <text:p text:style-name="Standard"/>
            <text:list text:continue-numbering="true" text:style-name="L1">
              <text:list-item>
                <text:p text:style-name="a37f799"><text:span text:style-name="a85330a">a</text:span></text:p>
              </text:list-item>
            </text:list>
            <text:list text:continue-numbering="true" text:style-name="L1">
              <text:list-item>
                <text:p text:style-name="a9d2223">3</text:p>
              </text:list-item>
              <text:list-item>
                <text:p text:style-name="a40423c"/>
              </text:list-item>
            </text:list>
          </table:table-cell>
        </table:table-row>
      </table:table>
      <text:p text:style-name="Standard"/>
      <table:table table:style-name="a958ab7">
        <table:table-column table:style-name="aa0cb51"/>
        <table:table-row table:style-name="a21a924">
          <table:table-cell>
            <text:p/>
          </table:table-cell>
        </table:table-row>
      </table:table>
      <text:p>Notfallkontakt:</text:p>
      <table:table table:style-name="a58f255">
        <table:table-column table:style-name="acd239d"/>
        <table:table-column table:style-name="a75f9b5"/>
        <table:table-row table:style-name="a0fb15d">
          <table:table-cell>
            <text:p>Name:</text:p>
          </table:table-cell>
          <table:table-cell>
            <text:p/>
          </table:table-cell>
        </table:table-row>
        <table:table-row table:style-name="a7330c8">
          <table:table-cell>
            <text:p>Telefon:</text:p>
          </table:table-cell>
          <table:table-cell>
            <text:p/>
          </table:table-cell>
        </table:table-row>
      </table:table>
      <text:p text:style-name="af841c8">Mein Kind darf im Notfall medizinisch betreut werden.</text:p>
      <table:table table:style-name="a7a9aa8">
        <table:table-column table:style-name="abec0b9"/>
        <table:table-column table:style-name="a50caf0"/>
        <table:table-column table:style-name="a24adc4"/>
        <table:table-row>
          <table:table-cell table:style-name="a4b30de">
            <text:p/>
          </table:table-cell>
          <table:table-cell>
            <text:p/>
          </table:table-cell>
          <table:table-cell table:style-name="a24b10f">
            <text:p/>
          </table:table-cell>
        </table:table-row>
        <table:table-row table:style-name="a0c0f87">
          <table:table-cell table:style-name="ab0ed90">
            <text:p>Unterschrift der Eltern/eines Erziehungsberechtigten</text:p>
          </table:table-cell>
          <table:table-cell>
            <text:p/>
          </table:table-cell>
          <table:table-cell table:style-name="aa8190e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db79c3">a</text:p>
        </text:list-item>
      </text:list>
      <text:list text:continue-numbering="true" text:style-name="L30031">
        <text:list-item>
          <text:p text:style-name="a4e8e25"/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4</dc:date>
    <meta:editing-cycles>2</meta:editing-cycles>
    <meta:editing-duration>PT0.012S</meta:editing-duration>
  </office:meta>
</office:document-meta>
</file>